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c5e2b4" draw:fill="solid" draw:fill-color="#c5e2b4" draw:textarea-vertical-align="top" fo:padding-top="0.559cm"/>
    </style:style>
    <style:style style:name="gr2" style:family="graphic" style:parent-style-name="standard">
      <style:graphic-properties svg:stroke-width="0cm" draw:fill="solid" draw:fill-color="#c5e246" draw:textarea-vertical-align="top" fo:padding-top="0.559cm"/>
    </style:style>
    <style:style style:name="gr3" style:family="graphic" style:parent-style-name="standard">
      <style:graphic-properties svg:stroke-width="0cm" draw:fill="solid" draw:fill-color="#c5e28c" draw:textarea-vertical-align="middle"/>
    </style:style>
    <style:style style:name="gr4" style:family="graphic" style:parent-style-name="standard">
      <style:graphic-properties svg:stroke-width="0cm" draw:fill="solid" draw:fill-color="#99ccff" draw:textarea-vertical-align="middle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>
        <style:tab-stops/>
      </style:paragraph-properties>
      <style:text-properties style:font-name="DejaVu Sans"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DejaVu Sans" fo:font-size="18pt"/>
    </style:style>
    <style:style style:name="T1" style:family="text">
      <style:text-properties style:font-name="DejaVu Sans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5.24cm" svg:height="9.557cm" svg:x="-8.779cm" svg:y="3.667cm" draw:corner-radius="0.5cm">
          <text:p text:style-name="P1"><text:span text:style-name="T1">Node 1</text:span></text:p>
        </draw:rect>
        <draw:rect draw:style-name="gr2" draw:text-style-name="P4" draw:layer="layout" svg:width="6.357cm" svg:height="4.456cm" svg:x="-8.158cm" svg:y="5.699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-0.529cm" svg:y="5.688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-7.814cm" svg:y="7.612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-0.22cm" svg:y="7.612cm" draw:corner-radius="0.5cm">
          <text:p text:style-name="P3"><text:span text:style-name="T1">Cores 4-7</text:span></text:p>
        </draw:rect>
        <draw:rect draw:style-name="gr4" draw:text-style-name="P4" draw:layer="layout" svg:width="6.314cm" svg:height="1.726cm" svg:x="-8.172cm" svg:y="10.831cm" draw:corner-radius="0.5cm">
          <text:p text:style-name="P3"><text:span text:style-name="T1">MPI Rank</text:span></text:p>
          <text:p text:style-name="P3"><text:span text:style-name="T1">0-3</text:span></text:p>
        </draw:rect>
        <draw:rect draw:style-name="gr4" draw:text-style-name="P4" draw:layer="layout" svg:width="6.314cm" svg:height="1.757cm" svg:x="-0.488cm" svg:y="10.831cm" draw:corner-radius="0.5cm">
          <text:p text:style-name="P3"><text:span text:style-name="T1">MPI Rank</text:span></text:p>
          <text:p text:style-name="P3"><text:span text:style-name="T1">4-7</text:span></text:p>
        </draw:rect>
        <draw:rect draw:style-name="gr1" draw:text-style-name="P2" draw:layer="layout" svg:width="15.24cm" svg:height="9.557cm" svg:x="7.858cm" svg:y="3.667cm" draw:corner-radius="0.5cm">
          <text:p text:style-name="P1"><text:span text:style-name="T1">Node 2</text:span></text:p>
        </draw:rect>
        <draw:rect draw:style-name="gr2" draw:text-style-name="P4" draw:layer="layout" svg:width="6.357cm" svg:height="4.456cm" svg:x="8.479cm" svg:y="5.699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16.108cm" svg:y="5.688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8.823cm" svg:y="7.612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16.417cm" svg:y="7.612cm" draw:corner-radius="0.5cm">
          <text:p text:style-name="P3"><text:span text:style-name="T1">Cores 4-7</text:span></text:p>
        </draw:rect>
        <draw:rect draw:style-name="gr4" draw:text-style-name="P4" draw:layer="layout" svg:width="6.314cm" svg:height="1.757cm" svg:x="8.465cm" svg:y="10.831cm" draw:corner-radius="0.5cm">
          <text:p text:style-name="P3"><text:span text:style-name="T1">MPI Rank</text:span></text:p>
          <text:p text:style-name="P3"><text:span text:style-name="T1">8-11</text:span></text:p>
        </draw:rect>
        <draw:rect draw:style-name="gr4" draw:text-style-name="P4" draw:layer="layout" svg:width="6.314cm" svg:height="1.757cm" svg:x="16.149cm" svg:y="10.831cm" draw:corner-radius="0.5cm">
          <text:p text:style-name="P3"><text:span text:style-name="T1">MPI Rank</text:span></text:p>
          <text:p text:style-name="P3"><text:span text:style-name="T1">12-15</text:span></text:p>
        </draw:rect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4:13:29.085322503</meta:creation-date>
    <dc:date>2016-03-30T13:34:01.556800342</dc:date>
    <meta:editing-duration>P5DT19H43M35S</meta:editing-duration>
    <meta:editing-cycles>19</meta:editing-cycles>
    <meta:generator>LibreOffice/4.2.8.2$Linux_X86_64 LibreOffice_project/420m0$Build-2</meta:generator>
    <meta:document-statistic meta:object-count="14"/>
  </office:meta>
</office:document-meta>
</file>